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Default"/>
        <table:table-column table:style-name="co3" table:default-cell-style-name="ce107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53" office:value-type="string" calcext:value-type="string">
            <text:p>Matéria</text:p>
          </table:table-cell>
          <table:table-cell table:style-name="ce62" office:value-type="string" calcext:value-type="string">
            <text:p>Conteúdo</text:p>
          </table:table-cell>
          <table:table-cell table:style-name="ce23" office:value-type="string" calcext:value-type="string">
            <text:p>Estudo</text:p>
          </table:table-cell>
          <table:table-cell table:style-name="ce31" office:value-type="string" calcext:value-type="string">
            <text:p>Revisão</text:p>
          </table:table-cell>
          <table:table-cell table:style-name="ce62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63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2 Sinônimos e antônimos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5 Classes de palavras.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4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3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4" office:value-type="string" calcext:value-type="string">
            <text:p>9 Crase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6"/>
          <table:table-cell table:style-name="ce65" office:value-type="string" calcext:value-type="string">
            <text:p>Representações fracionária ou decimal.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6"/>
          <table:table-cell table:style-name="ce65" office:value-type="string" calcext:value-type="string">
            <text:p>Mínimo múltiplo comum (MMC)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Máximo divisor comum (MDC)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6"/>
          <table:table-cell table:style-name="ce65" office:value-type="string" calcext:value-type="string">
            <text:p>Porcentagem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Razão e proporção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Regra de três simples ou composta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Sistema de equações do 1º grau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Equações do 2º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Relação entre grandezas – tabela ou gráfico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Tratamento da informação – média aritmética simples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65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57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89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8"/>
          <table:table-cell table:style-name="ce66" office:value-type="string" calcext:value-type="string">
            <text:p>Anúncio remarcando provas publicado dia 30/08. (provavelmente serão questões do primeiro trimestre de 2020)</text:p>
          </table:table-cell>
          <table:table-cell table:style-name="ce89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7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7" office:value-type="string" calcext:value-type="string">
            <text:p>Estruturas lógicas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7" office:value-type="string" calcext:value-type="string">
            <text:p>lógicas de argumentação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7" office:value-type="string" calcext:value-type="string">
            <text:p>Diagramas lógicos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7" office:value-type="string" calcext:value-type="string">
            <text:p>Sequências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7" office:value-type="string" calcext:value-type="string">
            <text:p>Operação com conjuntos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8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8"/>
          <table:table-cell table:style-name="ce69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26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68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HTML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XML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DHTML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Javascript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C#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0" office:value-type="string" calcext:value-type="string">
            <text:p>PHP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JSP<text:span text:style-name="T15"> (Java Server Pages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Servlets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ASP.Net <text:span text:style-name="T15">(Active Server Pages)</text:span></text:p>
          </table:table-cell>
          <table:table-cell table:style-name="ce26" office:value-type="string" calcext:value-type="string">
            <text:p>OK</text:p>
          </table:table-cell>
          <table:table-cell table:style-name="ce38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115"/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103" office:value-type="string" calcext:value-type="string">
            <text:p>OK</text:p>
          </table:table-cell>
          <table:table-cell table:style-name="ce103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2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104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Linguagem SQL: Linguagem de definição de dados (DDL), Linguagem de manipulação de dados (DML)</text:p>
          </table:table-cell>
          <table:table-cell table:style-name="ce105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68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73" office:value-type="string" calcext:value-type="string">
            <text:p>Se sobrar tempo, veja: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Scrum, XP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Arquiteturas de componentes: Microsoft COM, .Net, J2EE.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AJAX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4" office:value-type="string" calcext:value-type="string">
            <text:p>CSS 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4" office:value-type="string" calcext:value-type="string">
            <text:p>Programação Web: conceitos fundamentais, persistência, camadas e design patterns.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4" office:value-type="string" calcext:value-type="string">
            <text:p>Web services usando REST, SOAP e WebApi: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4" office:value-type="string" calcext:value-type="string">
            <text:p>Procedimentos armazenados ("Stored Procedures") 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4" office:value-type="string" calcext:value-type="string">
            <text:p>Gatilhos ("Triggers") <text:span text:style-name="T15">(stored procedure disparado por evento DML)</text:span>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4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C31 Conteúdo.D2:Conteúdo.D23 Conteúdo.D26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C31 Conteúdo.D2:Conteúdo.D23 Conteúdo.D26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50 Conteúdo.D24:Conteúdo.D25">
            <calcext:condition calcext:apply-style-name="ConditionalStyle_16" calcext:value="contains-text(&quot;Ok&quot;)" calcext:base-cell-address="Conteúdo.C25"/>
          </calcext:conditional-format>
          <calcext:conditional-format calcext:target-range-address="Conteúdo.C32:Conteúdo.D50 Conteúdo.D24:Conteúdo.D25">
            <calcext:condition calcext:apply-style-name="ConditionalStyle_15" calcext:value="contains-text(&quot;Falta&quot;)" calcext:base-cell-address="Conteúdo.C25"/>
          </calcext:conditional-format>
          <calcext:conditional-format calcext:target-range-address="Conteúdo.D37:Conteúdo.D37">
            <calcext:condition calcext:apply-style-name="ConditionalStyle_12" calcext:value="contains-text(&quot;Ok&quot;)" calcext:base-cell-address="Conteúdo.D36"/>
          </calcext:conditional-format>
          <calcext:conditional-format calcext:target-range-address="Conteúdo.D37:Conteúdo.D37">
            <calcext:condition calcext:apply-style-name="ConditionalStyle_11" calcext:value="contains-text(&quot;Falta&quot;)" calcext:base-cell-address="Conteúdo.D36"/>
          </calcext:conditional-format>
          <calcext:conditional-format calcext:target-range-address="Conteúdo.C52:Conteúdo.C59 Conteúdo.D50:Conteúdo.D60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52:Conteúdo.C59 Conteúdo.D50:Conteúdo.D60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9:Conteúdo.C63 Conteúdo.D61:Conteúdo.D63">
            <calcext:condition calcext:apply-style-name="ConditionalStyle_4" calcext:value="contains-text(&quot;Ok&quot;)" calcext:base-cell-address="Conteúdo.C55"/>
          </calcext:conditional-format>
          <calcext:conditional-format calcext:target-range-address="Conteúdo.C59:Conteúdo.C63 Conteúdo.D61:Conteúdo.D63">
            <calcext:condition calcext:apply-style-name="ConditionalStyle_3" calcext:value="contains-text(&quot;Falta&quot;)" calcext:base-cell-address="Conteúdo.C55"/>
          </calcext:conditional-format>
          <calcext:conditional-format calcext:target-range-address="Conteúdo.C65:Conteúdo.D74">
            <calcext:condition calcext:apply-style-name="ConditionalStyle_2" calcext:value="contains-text(&quot;Ok&quot;)" calcext:base-cell-address="Conteúdo.C65"/>
          </calcext:conditional-format>
          <calcext:conditional-format calcext:target-range-address="Conteúdo.C65:Conteúdo.D74">
            <calcext:condition calcext:apply-style-name="ConditionalStyle_1" calcext:value="contains-text(&quot;Falta&quot;)" calcext:base-cell-address="Conteúdo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9:25:18.78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10-16T22:46:14.119000000</dc:date>
    <meta:generator>LibreOffice/6.1.4.2$Windows_X86_64 LibreOffice_project/9d0f32d1f0b509096fd65e0d4bec26ddd1938fd3</meta:generator>
    <meta:editing-duration>P2DT13H19M53S</meta:editing-duration>
    <meta:editing-cycles>45</meta:editing-cycles>
    <meta:document-statistic meta:table-count="3" meta:cell-count="21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